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getting pretty bold to have
done thi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until a little while ago,
but I could've been abducted if I wasn't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 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castle army doing?! They
need to beat up that nasty bandit gang, 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2:21:48+02:00</meta:creation-date>
    <dc:date>2019-09-29T12:21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